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655b2" officeooo:paragraph-rsid="000655b2"/>
    </style:style>
    <style:style style:name="T1" style:family="text">
      <style:text-properties officeooo:rsid="0007da45"/>
    </style:style>
    <style:style style:name="T2" style:family="text">
      <style:text-properties officeooo:rsid="00093948"/>
    </style:style>
    <style:style style:name="T3" style:family="text">
      <style:text-properties officeooo:rsid="0009885a"/>
    </style:style>
    <style:style style:name="T4" style:family="text">
      <style:text-properties officeooo:rsid="0009fc8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 <text:span text:style-name="T4">Bouton de connexion ouvre une pop-up pour se connecter</text:span></text:p>
      <text:p text:style-name="P1"/>
      <text:p text:style-name="P1">- Ma nav, en hover, ouvre une box avec toute <text:span text:style-name="T3">la liste, et chaque élément envoie à la page correspondante.</text:span></text:p>
      <text:p text:style-name="P1"/>
      <text:p text:style-name="P1">- <text:span text:style-name="T1">Barre de nouveauté, diaporama (cf dans dossier Mon site)</text:span></text:p>
      <text:p text:style-name="P1"/>
      <text:p text:style-name="P1">-<text:span text:style-name="T2">Dans la barre de nav, chaque série renvoie à la </text:span><text:span text:style-name="T4">page</text:span><text:span text:style-name="T2"> par série (ex : si je clique sur bleach, ça envoie sur la page de bleach </text:span><text:span text:style-name="T4">avec un lien qui mène vers la recherche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23T14:28:46.080000000</dc:date>
    <meta:editing-duration>PT5H8M</meta:editing-duration>
    <meta:editing-cycles>5</meta:editing-cycles>
    <meta:generator>LibreOffice/7.1.5.2$Windows_X86_64 LibreOffice_project/85f04e9f809797b8199d13c421bd8a2b025d52b5</meta:generator>
    <meta:document-statistic meta:table-count="0" meta:image-count="0" meta:object-count="0" meta:page-count="1" meta:paragraph-count="4" meta:word-count="75" meta:character-count="385" meta:non-whitespace-character-count="314"/>
  </office:meta>
</office:document-meta>
</file>